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58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59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3"><text:span text:style-name="T100"/></text:p>
      <text:list text:style-name="L54">
        <text:list-item>
          <text:p text:style-name="P54"><text:span text:style-name="T101">If ip address not working in deployment.toml file then explicitely mention port no:-</text:span></text:p>
        </text:list-item>
      </text:list>
      <text:p text:style-name="P55"><text:span text:style-name="T102">docker run -it \</text:span></text:p>
      <text:p text:style-name="P55"><text:span text:style-name="T102"><text:s text:c="3"/>-p 9443:9443 \</text:span></text:p>
      <text:p text:style-name="P55"><text:span text:style-name="T102"><text:s text:c="3"/>-p 8243:8243 \</text:span></text:p>
      <text:p text:style-name="P55"><text:span text:style-name="T102"><text:s text:c="3"/>-p 8280:8280 \</text:span></text:p>
      <text:p text:style-name="P55"><text:span text:style-name="T102"><text:s text:c="3"/>wso2am/wso2am:latest</text:span></text:p>
      <text:p text:style-name="P55"><text:span text:style-name="T103"/></text:p>
      <text:p text:style-name="P55"><text:span text:style-name="T104">Note:-docker container IP:-192.168.11.83</text:span></text:p>
      <text:p text:style-name="P55"><text:span text:style-name="T105"/></text:p>
      <text:p text:style-name="P55"><text:span text:style-name="T106">Publisher -<text:s/></text:span><text:a xlink:href="https://192.168.11.83:9443/publisher"><text:span text:style-name="T107">https://192.168.11.83:9443/publisher</text:span></text:a><text:span text:style-name="T108"/></text:p>
      <text:p text:style-name="P55"><text:span text:style-name="T109">Store -<text:s/></text:span><text:a xlink:href="https://192.168.11.83:9443/devportal"><text:span text:style-name="T110">https://192.168.11.83:9443/devportal</text:span></text:a><text:span text:style-name="T111"/></text:p>
      <text:p text:style-name="P55"><text:span text:style-name="T112">Admin console -<text:s/></text:span><text:a xlink:href="https://192.168.11.83:9443/admin"><text:span text:style-name="T113">https://192.168.11.83:9443/admin</text:span></text:a><text:span text:style-name="T114"/></text:p>
      <text:p text:style-name="P55"><text:span text:style-name="T115">Carbon console -<text:s/></text:span><text:a xlink:href="https://192.168.11.83:9443/carbon"><text:span text:style-name="T116">https://192.168.11.83:9443/carbon</text:span></text:a><text:span text:style-name="T117"/></text:p>
      <text:p text:style-name="P55"><text:span text:style-name="T118"/></text:p>
      <text:p text:style-name="P55"><text:span text:style-name="T118"/></text:p>
      <text:p text:style-name="P55"><text:span text:style-name="T118"/></text:p>
      <text:p text:style-name="P55"><text:a xlink:href="https://192.168.11.118:8243/"><text:span text:style-name="T120">https://192.168.11.83:8243</text:span></text:a><text:span text:style-name="T121"/></text:p>
      <text:p text:style-name="P55"><text:a xlink:href="http://192.168.11.118:8280/"><text:span text:style-name="T123">http://192.168.11.83:8280</text:span></text:a><text:span text:style-name="T124"/></text:p>
      <text:p text:style-name="P55"><text:span text:style-name="T124"/></text:p>
      <text:p text:style-name="P56"><text:span text:style-name="T124"/></text:p>
      <text:p text:style-name="P56"><text:span text:style-name="T124"/></text:p>
      <text:p text:style-name="P56"><text:span text:style-name="T125">check number of threads in linux or docker </text:span></text:p>
      <text:p text:style-name="P56"><text:span text:style-name="T126">ps -o nlwp &lt;process_id&gt;<text:line-break/></text:span></text:p>
      <text:p text:style-name="P57"><text:span text:style-name="T127">l<text:tab/></text:span><text:span text:style-name="T128">Check docker logs using below path:-</text:span></text:p>
      <text:p text:style-name="P58"><text:span text:style-name="T129">/var/lib/docker/containers/9efaf2c25c76/9efaf2c25c76-json.log</text:span></text:p>
      <text:p text:style-name="P59"><text:span text:style-name="T1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